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2f7b" officeooo:paragraph-rsid="00012f7b"/>
    </style:style>
    <style:style style:name="P2" style:family="paragraph" style:parent-style-name="Standard">
      <style:text-properties officeooo:rsid="00045c0f" officeooo:paragraph-rsid="00045c0f"/>
    </style:style>
    <style:style style:name="P3" style:family="paragraph" style:parent-style-name="Standard">
      <style:text-properties officeooo:rsid="0004edf0" officeooo:paragraph-rsid="0004edf0"/>
    </style:style>
    <style:style style:name="P4" style:family="paragraph" style:parent-style-name="Standard">
      <style:text-properties officeooo:rsid="00056f53" officeooo:paragraph-rsid="00056f53"/>
    </style:style>
    <style:style style:name="T1" style:family="text">
      <style:text-properties officeooo:rsid="0004ed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telah diketahui permasalahan yang akan dibahas, saya akan menjelaskan mengenai metode dan tahap penelitian.</text:p>
      <text:p text:style-name="P1"/>
      <text:p text:style-name="P1">Untuk lingkungan pengembangan sendiri dari aspek perangkat keras kami menggunakan ….</text:p>
      <text:p text:style-name="P1">sedangkan perangkat lunak, kami menggunakan …..</text:p>
      <text:p text:style-name="P1"/>
      <text:p text:style-name="P1">Dari aspek dataset, kami menggunakan beberapa dataset, yakni data spasial lahan kritis tahun 2015 dari KLHK, data spasial batas kabupaten dan kota pulau jawa dari BIG, dan data produktivitas pertanian hortikultura tahun 2015 dari BPS</text:p>
      <text:p text:style-name="P1"/>
      <text:p text:style-name="P1"/>
      <text:p text:style-name="P1"/>
      <text:p text:style-name="P2">Eksplorasi Data</text:p>
      <text:p text:style-name="P2"/>
      <text:p text:style-name="P2"/>
      <text:p text:style-name="P2"/>
      <text:p text:style-name="P2"/>
      <text:p text:style-name="P2">Setelah eksplorasi fitur, kami melakukan praproses fitur tersebut. Yang pertama adalah standardisasi. Untuk apa? Supaya fitur tersebut bisa dibandingkan satu sama lain. Misalnya, coba bayangkan, bandingkan produktivitas dari semangka sama buncis, pasti nilainya bakal berbeda yang buncis bernilai kecil dan satu lagi bernilai besar. Oleh karena itu dilakukan standardisasi sehingga hasilnya seperti ini.</text:p>
      <text:p text:style-name="P2"/>
      <text:p text:style-name="P2">Sebelum dilakukan clustering, kami melakukan satu lagi pra-proses data, yakni reduksi fitur dimana dilakukan pengurangan fitur hingga mendapatkan fitur yang merepresentatif dari semua fitur. Pada akhirnya, kami menggunakan 3 fitur, yakni Ketimun, Bawang Merah, dan Kacang Panjang.</text:p>
      <text:p text:style-name="P2"/>
      <text:p text:style-name="P2">Dengan fitur tersebut, dilakukan clustering dengan algoritma PAM. PAM ( <text:s text:c="3"/>) adalah salah satu cara atau algoritma yang digunakan dalam clustering. Cara kerjanya adalah pertama ditentukan banyaknya cluster, lalu akan dipilih secara acak objek tersebut yang akan dijadikan sebagai medoid. Lalu, objek tersebut dikelompokkan ke medoid terdekat lalu dihitung jarak objek dengan medoid terdekatnya dan dijumlahkan. Setelah dihitung total jaraknya dilakukan pertukaran salah satu medoid dengan objek acak dari cluster tersebut. Lalu dilakukan perhitungan jarak dengan medoid terdekatnya. Jika nilai total jarak lebih besar dari sebelumnya, maka algoritma tersebut dihentikan dan didapatkan cluster yang merepresentatif. <text:span text:style-name="T1">Itulah penjelasan mengenai algoritma pam.</text:span></text:p>
      <text:p text:style-name="P2"/>
      <text:p text:style-name="P3">Untuk mengetahui gambaran bagaimana kemiripan data tersebut dapat divisualisasikan dengan matriks ketakmiripan dalam bentuk heat map. Jika kotak terssebut bewarna biru, maka ketakmiripannya semakin besar. Sebaliknya kalau merah, maka nilainya semakin kecil dan antar kedua objek tersebut dikatakan mirip.</text:p>
      <text:p text:style-name="P3"/>
      <text:p text:style-name="P3">Agar tidak terjadi keraguan dengan hasil cluster, maka dilakukan uji hopkins. Uji hopkins ini adalah uji untuk menentukan apakah cluster tersebut memiliki makna yang signifikan atau tidak. Untuk dataset yang kami miliki, ternyata nilainya diatas 0.5 . artinya hasil cluster tersebut memiliki makna yang sangat signifikan</text:p>
      <text:p text:style-name="P3"/>
      <text:p text:style-name="P3">Karena algoritma paam tadi tidak dapat mencari banyaknya cluster, maka digunakan algoritme elbow dimana nilai f</text:p>
      <text:p text:style-name="P3"/>
      <text:p text:style-name="P3"/>
      <text:p text:style-name="P4"><text:soft-page-break/>Partitioning around medoids adalah algoritme clustering yang terkenal selain algoritme K-means. PAM ini memiliki kelebihan, yakni algoritme tersebut tahan dengan pencilan dan noise pada data dibandingkan K-Means. Namun, PAM ini hanya bisa digunakan untuk data yang ukurannya kecil. Oleh karena itu, dilakukan proses reduksi fitur dimana kami mengambil fitur – fitur mana saja yang sangat mewakili cluster tersebut. Dari 26 fitur, diambil 3 fitur, yakni Bawang Merah, Ketimun, dan Kacang Panjang. Kenapa? Akan dijelaskan sebentar lagi.</text:p>
      <text:p text:style-name="P4">Pertama, kami menunjukkan dissimilarity matrix atau matrix ketakmiripan. Diss matrix ini melambangkan seberapa mirip satu objek dengan objek yang lain. Visualisasi ini dalam bentuk heat map. Jika warna kotak tersbut merah, maka nilai ketakmiripannya kecil, seba………….</text:p>
      <text:p text:style-name="P2"><text:s/></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20:12:10.309000000</meta:creation-date>
    <dc:date>2018-11-18T22:25:18.198000000</dc:date>
    <meta:editing-duration>PT20M35S</meta:editing-duration>
    <meta:editing-cycles>1</meta:editing-cycles>
    <meta:document-statistic meta:table-count="0" meta:image-count="0" meta:object-count="0" meta:page-count="2" meta:paragraph-count="15" meta:word-count="470" meta:character-count="3464" meta:non-whitespace-character-count="3001"/>
    <meta:generator>LibreOffice/6.0.0.3$Windows_X86_64 LibreOffice_project/64a0f66915f38c6217de274f0aa8e15618924765</meta:generator>
  </office:meta>
</office:document-meta>
</file>